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95fa3" officeooo:paragraph-rsid="00095fa3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bef1" officeooo:paragraph-rsid="0009bef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a990e" officeooo:paragraph-rsid="000a990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0a990e" officeooo:paragraph-rsid="000a990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dae3e3" loext:opacity="100%" style:font-name="Consolas" fo:font-size="10.5pt" fo:font-weight="normal" fo:background-color="#1f272a"/>
    </style:style>
    <style:style style:name="P6" style:family="paragraph" style:parent-style-name="Standard">
      <style:paragraph-properties style:line-height-at-least="0.198in"/>
      <style:text-properties fo:color="#dae3e3" loext:opacity="100%" style:font-name="Consolas" fo:font-size="10.5pt" fo:font-weight="normal" fo:background-color="#1f272a"/>
    </style:style>
    <style:style style:name="P7" style:family="paragraph" style:parent-style-name="Standard">
      <style:paragraph-properties fo:text-align="start" style:justify-single-word="false"/>
      <style:text-properties fo:color="#dae3e3" loext:opacity="100%" style:font-name="Consolas" fo:font-size="10.5pt" fo:font-weight="normal" officeooo:paragraph-rsid="000a990e" fo:background-color="#1f272a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dae3e3" loext:opacity="100%" fo:background-color="#1f272a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paragraph-properties fo:text-align="start" style:justify-single-word="false"/>
      <style:text-properties officeooo:paragraph-rsid="000e23e9"/>
    </style:style>
    <style:style style:name="P11" style:family="paragraph" style:parent-style-name="Standard">
      <style:paragraph-properties fo:text-align="start" style:justify-single-word="false"/>
      <style:text-properties officeooo:rsid="000e23e9" officeooo:paragraph-rsid="000e23e9"/>
    </style:style>
    <style:style style:name="P12" style:family="paragraph" style:parent-style-name="Standard">
      <style:paragraph-properties fo:text-align="start" style:justify-single-word="false"/>
      <style:text-properties officeooo:rsid="000fb0b0" officeooo:paragraph-rsid="000fb0b0"/>
    </style:style>
    <style:style style:name="T1" style:family="text">
      <style:text-properties fo:color="#c586c0" loext:opacity="100%" style:font-name="Consolas" fo:font-size="10.5pt" fo:font-weight="normal"/>
    </style:style>
    <style:style style:name="T2" style:family="text">
      <style:text-properties fo:color="#7fcbcd" loext:opacity="100%"/>
    </style:style>
    <style:style style:name="T3" style:family="text">
      <style:text-properties fo:color="#7fcbcd" loext:opacity="100%" style:font-name="Consolas" fo:font-size="10.5pt" fo:font-weight="normal"/>
    </style:style>
    <style:style style:name="T4" style:family="text">
      <style:text-properties fo:color="#0ca1a6" loext:opacity="100%"/>
    </style:style>
    <style:style style:name="T5" style:family="text">
      <style:text-properties fo:color="#f39c12" loext:opacity="100%"/>
    </style:style>
    <style:style style:name="T6" style:family="text">
      <style:text-properties fo:color="#f39c12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7f8c8d" loext:opacity="100%"/>
    </style:style>
    <style:style style:name="T9" style:family="text">
      <style:text-properties fo:color="#7f8c8d" loext:opacity="100%" style:font-name="Consolas" fo:font-size="10.5pt" fo:font-weight="normal"/>
    </style:style>
    <style:style style:name="T10" style:family="text">
      <style:text-properties officeooo:rsid="000e23e9"/>
    </style:style>
    <style:style style:name="T11" style:family="text">
      <style:text-properties fo:font-size="14pt" fo:font-weight="normal" officeooo:rsid="000e23e9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Fizicko klatno</text:span> uputstvo za projektovanje</text:p>
      <text:p text:style-name="P2"/>
      <text:p text:style-name="P10"><text:span text:style-name="T11">Za projektovanje je potreban enkoder hn3806-ab-1000n npn<text:line-break/>Datasheet: </text:span><text:a xlink:type="simple" xlink:href="https://seli.tn/Doctech/N3806-1000.pdf" text:style-name="Internet_20_link" text:visited-style-name="Visited_20_Internet_20_Link">N3806-1000.pdf (seli.tn)</text:a> </text:p>
      <text:p text:style-name="P10"/>
      <text:p text:style-name="P11">I Arduino.</text:p>
      <text:p text:style-name="P12">Green – 18</text:p>
      <text:p text:style-name="P12">White – 19</text:p>
      <text:p text:style-name="P12">Black – GND</text:p>
      <text:p text:style-name="P12">Red – min 7VDC (~200mA)</text:p>
      <text:p text:style-name="P4"/>
      <text:p text:style-name="P3"/>
      <text:p text:style-name="P3">Arduino kod:</text:p>
      <text:p text:style-name="P3"/>
      <text:p text:style-name="P7"><text:span text:style-name="T4">volatile</text:span> <text:span text:style-name="T4">long</text:span> counter = <text:span text:style-name="T2">0</text:span>;<text:span text:style-name="T8"> // Variable to store the position of the Encoder</text:span></text:p>
      <text:p text:style-name="P5"><text:span text:style-name="T4">volatile</text:span> boolean state_a;</text:p>
      <text:p text:style-name="P5"><text:span text:style-name="T4">volatile</text:span> boolean state_b;</text:p>
      <text:p text:style-name="P9"/>
      <text:p text:style-name="P5"><text:span text:style-name="T4">void</text:span> <text:span text:style-name="T5">setup</text:span>() {</text:p>
      <text:p text:style-name="P8">  <text:span text:style-name="T6">Serial</text:span><text:span text:style-name="T7">.</text:span><text:span text:style-name="T6">begin</text:span><text:span text:style-name="T7">(</text:span><text:span text:style-name="T3">9600</text:span><text:span text:style-name="T7">);</text:span></text:p>
      <text:p text:style-name="P8">  <text:span text:style-name="T1">while</text:span><text:span text:style-name="T7"> (!Serial) {</text:span></text:p>
      <text:p text:style-name="P8">    <text:span text:style-name="T7">;</text:span><text:span text:style-name="T9"> // Wait for serial connection</text:span></text:p>
      <text:p text:style-name="P8">  <text:span text:style-name="T7">}</text:span></text:p>
      <text:p text:style-name="P9"/>
      <text:p text:style-name="P8">  <text:span text:style-name="T6">pinMode</text:span><text:span text:style-name="T7">(</text:span><text:span text:style-name="T3">18</text:span><text:span text:style-name="T7">, INPUT_PULLUP);</text:span></text:p>
      <text:p text:style-name="P8">  <text:span text:style-name="T6">pinMode</text:span><text:span text:style-name="T7">(</text:span><text:span text:style-name="T3">19</text:span><text:span text:style-name="T7">, INPUT_PULLUP);</text:span></text:p>
      <text:p text:style-name="P9"/>
      <text:p text:style-name="P8">  <text:span text:style-name="T7">state_a = </text:span><text:span text:style-name="T6">digitalRead</text:span><text:span text:style-name="T7">(</text:span><text:span text:style-name="T3">2</text:span><text:span text:style-name="T7">);</text:span></text:p>
      <text:p text:style-name="P8">  <text:span text:style-name="T7">state_b = </text:span><text:span text:style-name="T6">digitalRead</text:span><text:span text:style-name="T7">(</text:span><text:span text:style-name="T3">3</text:span><text:span text:style-name="T7">);</text:span></text:p>
      <text:p text:style-name="P9"/>
      <text:p text:style-name="P8">  <text:span text:style-name="T6">attachInterrupt</text:span><text:span text:style-name="T7">(</text:span><text:span text:style-name="T6">digitalPinToInterrupt</text:span><text:span text:style-name="T7">(</text:span><text:span text:style-name="T3">18</text:span><text:span text:style-name="T7">), ISR_A, CHANGE);</text:span></text:p>
      <text:p text:style-name="P8">  <text:span text:style-name="T6">attachInterrupt</text:span><text:span text:style-name="T7">(</text:span><text:span text:style-name="T6">digitalPinToInterrupt</text:span><text:span text:style-name="T7">(</text:span><text:span text:style-name="T3">19</text:span><text:span text:style-name="T7">), ISR_B, CHANGE);</text:span></text:p>
      <text:p text:style-name="P5">}</text:p>
      <text:p text:style-name="P9"/>
      <text:p text:style-name="P5"><text:span text:style-name="T4">void</text:span> <text:span text:style-name="T5">loop</text:span>() {</text:p>
      <text:p text:style-name="P8">  <text:span text:style-name="T6">Serial</text:span><text:span text:style-name="T7">.</text:span><text:span text:style-name="T6">println</text:span><text:span text:style-name="T7">(counter);</text:span></text:p>
      <text:p text:style-name="P9"/>
      <text:p text:style-name="P8">  <text:span text:style-name="T6">delay</text:span><text:span text:style-name="T7">(</text:span><text:span text:style-name="T3">50</text:span><text:span text:style-name="T7">);</text:span><text:span text:style-name="T9"> // Delay for stability in plotting</text:span></text:p>
      <text:p text:style-name="P5">}</text:p>
      <text:p text:style-name="P9"/>
      <text:p text:style-name="P5"><text:span text:style-name="T4">void</text:span> <text:span text:style-name="T5">ISR_A</text:span>() {</text:p>
      <text:p text:style-name="P8">  <text:span text:style-name="T7">state_a = !state_a;</text:span></text:p>
      <text:p text:style-name="P8">  <text:span text:style-name="T1">if</text:span><text:span text:style-name="T7"> (state_a == state_b) {</text:span></text:p>
      <text:p text:style-name="P8">    <text:span text:style-name="T7">counter++;</text:span></text:p>
      <text:p text:style-name="P8">  <text:span text:style-name="T7">} </text:span><text:span text:style-name="T1">else</text:span><text:span text:style-name="T7"> {</text:span></text:p>
      <text:p text:style-name="P8">    <text:span text:style-name="T7">counter--;</text:span></text:p>
      <text:p text:style-name="P8"><text:soft-page-break/>  <text:span text:style-name="T7">}</text:span></text:p>
      <text:p text:style-name="P5">}</text:p>
      <text:p text:style-name="P9"/>
      <text:p text:style-name="P5"><text:span text:style-name="T4">void</text:span> <text:span text:style-name="T5">ISR_B</text:span>() {</text:p>
      <text:p text:style-name="P8">  <text:span text:style-name="T7">state_b = !state_b;</text:span></text:p>
      <text:p text:style-name="P8">  <text:span text:style-name="T1">if</text:span><text:span text:style-name="T7"> (state_b == state_a) {</text:span></text:p>
      <text:p text:style-name="P8">    <text:span text:style-name="T7">counter--;</text:span></text:p>
      <text:p text:style-name="P8">  <text:span text:style-name="T7">} </text:span><text:span text:style-name="T1">else</text:span><text:span text:style-name="T7"> {</text:span></text:p>
      <text:p text:style-name="P8">    <text:span text:style-name="T7">counter++;</text:span></text:p>
      <text:p text:style-name="P8">  <text:span text:style-name="T7">}</text:span></text:p>
      <text:p text:style-name="P5">}</text:p>
      <text:p text:style-name="P6"/>
      <text:p text:style-name="P7"/>
      <text:p text:style-name="P6"/>
      <text:p text:style-name="P3">Koristi se Arduino <text:span text:style-name="T10">Mega 256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0:03:59.128000000</meta:creation-date>
    <dc:date>2024-08-28T08:29:11.185000000</dc:date>
    <meta:editing-duration>PT1H49M47S</meta:editing-duration>
    <meta:editing-cycles>7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44" meta:word-count="135" meta:character-count="980" meta:non-whitespace-character-count="828"/>
  </office:meta>
</office:document-meta>
</file>